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e beginning there was lord Ao with they that serve and through his host Lord Ao ruled over all the great wheel for all time that mattered but to craft crystal spheres that the great wheel may have method and order. In these things He sought perfection of the highest sort that only His mind may make wrought but time passes long for lord Ao. Though the great wheel turned these crystal spheres endlessly toward perfection that which came to them never truly changed and thus all was yet void. Furious at His failure He smashed a great sphere with it chaos come unto Him that in it He may find change. In this chaos he created first its perfect adherents of change from timeless nothingness and created a home in the abyss that it may be infinite so they shall never perish. Unsatisfied with endless stability in that they would not seek perfection he then crafted the nine hells and the domains of Celestia that they would foster seek order and perfection among they that fit. Lord Ao watched his creation and the dieties that sprung inside this crystal sphere. As Toril was created by Selune and shar so did Lord AO whisper into the spirit of Toril that it may have an embodiment that should nurture agents of change thus to break the stalemate that His great wheel may seek perfection in change. From this all things and creator races were sprung which pleased Lord Ao. Many races seemed fit to grace His creation but none so much as the last to spring of the creator races of Toril, humans. Lord Ao called forth the destiny of these small things and saw the true agents of change. From this day forth Lord Ao declared as it always shall it be: “Where the races of man shall walk, so shall strife follow in their footsteps, all made to change before them or be laid under their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nelson</meta:initial-creator>
    <meta:creation-date>2010-05-27T23:02:38.32</meta:creation-date>
    <meta:document-statistic meta:table-count="0" meta:image-count="0" meta:object-count="0" meta:page-count="1" meta:paragraph-count="1" meta:word-count="330" meta:character-count="1791"/>
    <dc:date>2010-05-28T13:25:29.39</dc:date>
    <dc:creator>chris nelson</dc:creator>
    <meta:editing-duration>PT00H05M50S</meta:editing-duration>
    <meta:editing-cycles>1</meta:editing-cycles>
    <meta:generator>OpenOffice.org/3.2$Win32 OpenOffice.org_project/320m12$Build-9483</meta:generator>
  </office:meta>
</office:document-meta>
</file>